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4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40002"/>
  </office:automatic-styles>
  <office:body>
    <office:spreadsheet>
      <table:table table:name="Blad1" table:style-name="ta1"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Statistics from running the benchmark src/benchmark/benchmark.p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 table:number-columns-spanned="3" table:number-rows-spanned="1">
            <text:p>Jyväskylä Summer School 2013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CPU time/s</text:p>
          </table:table-cell>
          <table:table-cell table:style-name="ce2" office:value-type="string">
            <text:p>RAM/GB</text:p>
          </table:table-cell>
          <table:table-cell table:style-name="ce2" office:value-type="string">
            <text:p>#cores</text:p>
          </table:table-cell>
        </table:table-row>
        <table:table-row table:style-name="ro2">
          <table:table-cell office:value-type="float" office:value="18.3">
            <text:p>18.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6.5">
            <text:p>56.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.9">
            <text:p>26.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.1">
            <text:p>15.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.8">
            <text:p>24.8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.5">
            <text:p>27.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8.1">
            <text:p>28.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3">
            <text:p>123.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3">
            <text:p>123.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3">
            <text:p>113.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2">
            <text:p>102.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.85">
            <text:p>58.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3.3">
            <text:p>33.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1:57:49</meta:creation-date>
    <dc:date>2013-09-11T12:02:34</dc:date>
    <meta:editing-duration>PT1M36S</meta:editing-duration>
    <meta:editing-cycles>2</meta:editing-cycles>
    <meta:generator>LibreOffice/4.0.2.2$Linux_X86_64 LibreOffice_project/400m0$Build-2</meta:generator>
    <meta:document-statistic meta:table-count="1" meta:cell-count="71" meta:object-count="0"/>
  </office:meta>
</office:document-meta>
</file>